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0d0391"/>
    </style:style>
    <style:style style:name="P2" style:family="paragraph" style:parent-style-name="Preformatted_20_Text">
      <style:text-properties officeooo:paragraph-rsid="0010306f"/>
    </style:style>
    <style:style style:name="P3" style:family="paragraph" style:parent-style-name="Heading">
      <style:text-properties officeooo:rsid="0010306f"/>
    </style:style>
    <style:style style:name="T1" style:family="text">
      <style:text-properties officeooo:rsid="0011cd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headings with numbering</text:p>
      <text:p text:style-name="P2">Define chapters with several levels <text:span text:style-name="T1">with</text:span> numbering. Times new roman, <text:span text:style-name="T1">heading</text:span> font Arial</text:p>
      <text:h text:style-name="Heading_20_1" text:outline-level="1">one</text:h>
      <text:p text:style-name="Preformatted_20_Text">text texttext text text texttext text text texttext text </text:p>
      <text:h text:style-name="Heading_20_2" text:outline-level="2">one one </text:h>
      <text:p text:style-name="Preformatted_20_Text">text texttext text text texttext text text texttext text </text:p>
      <text:h text:style-name="Heading_20_3" text:outline-level="3">one one one</text:h>
      <text:p text:style-name="Preformatted_20_Text">text texttext text text texttext text text texttext text </text:p>
      <text:h text:style-name="Heading_20_3" text:outline-level="3">one one two</text:h>
      <text:p text:style-name="Preformatted_20_Text">text texttext text text texttext text text texttext text </text:p>
      <text:p text:style-name="Preformatted_20_Text">text texttext text text texttext text text texttext text </text:p>
      <text:h text:style-name="Heading_20_2" text:outline-level="2">one two</text:h>
      <text:p text:style-name="Preformatted_20_Text">text texttext text text texttext text text texttext text </text:p>
      <text:h text:style-name="Heading_20_1" text:outline-level="1">two</text:h>
      <text:p text:style-name="Preformatted_20_Text">text texttext text text texttext text text texttext text </text:p>
      <text:h text:style-name="Heading_20_2" text:outline-level="2">two one</text:h>
      <text:p text:style-name="Preformatted_20_Text">text texttext text text texttext text text texttext text </text:p>
      <text:h text:style-name="Heading_20_3" text:outline-level="3">two one one</text:h>
      <text:p text:style-name="Preformatted_20_Text">text texttext text text texttext text text texttext text </text:p>
      <text:h text:style-name="Heading_20_2" text:outline-level="2">two two</text:h>
      <text:p text:style-name="Preformatted_20_Text">text texttext text text texttext text text texttext text </text:p>
      <text:h text:style-name="Heading_20_3" text:outline-level="3">two two one</text:h>
      <text:p text:style-name="P1">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 texttext text </text:p>
      <text:h text:style-name="Heading_20_1" text:outline-level="1">three</text:h>
      <text:p text:style-name="Preformatted_20_Text">text texttext text text texttext text text texttext tex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Times New Roman1" svg:font-family="'Times New Roman'" style:font-adornments="Normálne"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1"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76cm" fo:margin-right="0cm"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76cm" fo:margin-right="0cm" fo:text-indent="-0.76cm" style:auto-text-indent="false">
        <style:tab-stops/>
      </style:paragraph-properties>
      <style:text-properties fo:font-size="14pt" fo:font-weight="bold" style:font-size-asian="14pt" style:font-weight-asian="bold" style:font-size-complex="14pt" style:font-weight-complex="bol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03T06:48:25.760562175</dc:date>
    <dc:creator>milos </dc:creator>
    <meta:generator>LibreOffice/4.1.0.3$Linux_X86_64 LibreOffice_project/0f08a823567f802c29cbaf2b327db19aaf72016</meta:generator>
    <meta:editing-duration>PT3M2S</meta:editing-duration>
    <meta:editing-cycles>4</meta:editing-cycles>
    <meta:document-statistic meta:table-count="0" meta:image-count="0" meta:object-count="0" meta:page-count="1" meta:paragraph-count="25" meta:word-count="204" meta:character-count="1217" meta:non-whitespace-character-count="1025"/>
  </office:meta>
</office:document-meta>
</file>